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Default_20_Drawing_20_Style">
      <style:paragraph-properties fo:margin-top="4.2mm" fo:margin-bottom="3.49mm" style:contextual-spacing="false" style:line-height-at-least="3.53mm"/>
      <style:text-properties officeooo:rsid="0011add4" officeooo:paragraph-rsid="0011add4"/>
    </style:style>
    <style:style style:name="P2" style:family="paragraph" style:parent-style-name="Default_20_Drawing_20_Style" style:list-style-name="L1">
      <style:paragraph-properties fo:margin-top="4.2mm" fo:margin-bottom="3.49mm" style:contextual-spacing="false" style:line-height-at-least="3.53mm"/>
      <style:text-properties officeooo:rsid="0011add4" officeooo:paragraph-rsid="0011add4"/>
    </style:style>
    <style:style style:name="P3" style:family="paragraph" style:parent-style-name="Default_20_Drawing_20_Style" style:list-style-name="L2">
      <style:paragraph-properties fo:margin-top="4.2mm" fo:margin-bottom="3.49mm" style:contextual-spacing="false" style:line-height-at-least="3.53mm"/>
      <style:text-properties officeooo:rsid="0011add4" officeooo:paragraph-rsid="0011add4"/>
    </style:style>
    <style:style style:name="P4" style:family="paragraph" style:parent-style-name="Standard">
      <loext:graphic-properties draw:fill="solid" draw:fill-color="#2b2b2b"/>
      <style:paragraph-properties fo:background-color="#2b2b2b" fo:padding="0mm" fo:border="none" style:shadow="none"/>
    </style:style>
    <style:style style:name="P5" style:family="paragraph" style:parent-style-name="Standard">
      <style:paragraph-properties fo:margin-top="4.2mm" fo:margin-bottom="3.49mm" style:contextual-spacing="false" style:line-height-at-least="3.53mm"/>
      <style:text-properties fo:font-weight="bold" officeooo:rsid="00174577" officeooo:paragraph-rsid="00174577" style:font-weight-asian="bold" style:font-weight-complex="bold"/>
    </style:style>
    <style:style style:name="P6" style:family="paragraph" style:parent-style-name="Standard" style:list-style-name="L3">
      <style:paragraph-properties fo:margin-top="4.2mm" fo:margin-bottom="3.49mm" style:contextual-spacing="false" style:line-height-at-least="3.53mm"/>
      <style:text-properties officeooo:rsid="00145ee9" officeooo:paragraph-rsid="001d8ede"/>
    </style:style>
    <style:style style:name="P7" style:family="paragraph" style:parent-style-name="Standard" style:list-style-name="L3">
      <style:paragraph-properties fo:margin-top="4.2mm" fo:margin-bottom="3.49mm" style:contextual-spacing="false" style:line-height-at-least="3.53mm"/>
      <style:text-properties officeooo:rsid="00145ee9" officeooo:paragraph-rsid="001512dd"/>
    </style:style>
    <style:style style:name="P8" style:family="paragraph" style:parent-style-name="Standard" style:list-style-name="L3">
      <style:paragraph-properties fo:margin-top="4.2mm" fo:margin-bottom="3.49mm" style:contextual-spacing="false" style:line-height-at-least="3.53mm"/>
      <style:text-properties officeooo:paragraph-rsid="0023824d"/>
    </style:style>
    <style:style style:name="P9" style:family="paragraph" style:parent-style-name="Standard" style:list-style-name="L3">
      <style:paragraph-properties fo:margin-top="4.2mm" fo:margin-bottom="3.49mm" style:contextual-spacing="false" style:line-height-at-least="3.53mm"/>
      <style:text-properties officeooo:paragraph-rsid="00275ff0"/>
    </style:style>
    <style:style style:name="P10" style:family="paragraph" style:parent-style-name="Standard" style:list-style-name="L3">
      <style:paragraph-properties fo:margin-top="4.2mm" fo:margin-bottom="3.49mm" style:contextual-spacing="false" style:line-height-at-least="3.53mm"/>
      <style:text-properties officeooo:paragraph-rsid="00288b0e"/>
    </style:style>
    <style:style style:name="P11" style:family="paragraph" style:parent-style-name="Standard">
      <style:paragraph-properties fo:margin-top="4.2mm" fo:margin-bottom="3.49mm" style:contextual-spacing="false" style:line-height-at-least="3.53mm"/>
      <style:text-properties style:font-name="Liberation Sans" fo:font-size="10pt" officeooo:paragraph-rsid="0011add4" style:font-size-asian="10pt"/>
    </style:style>
    <style:style style:name="T1" style:family="text">
      <style:text-properties style:font-name="Liberation Sans" fo:font-size="10pt" style:font-size-asian="10pt"/>
    </style:style>
    <style:style style:name="T2" style:family="text">
      <style:text-properties style:font-name="Liberation Sans" fo:font-size="10pt" officeooo:rsid="0011f9fd" style:font-size-asian="10pt"/>
    </style:style>
    <style:style style:name="T3" style:family="text">
      <style:text-properties style:font-name="Liberation Sans" fo:font-size="10pt" officeooo:rsid="00123826" style:font-size-asian="10pt"/>
    </style:style>
    <style:style style:name="T4" style:family="text">
      <style:text-properties style:font-name="Liberation Sans" fo:font-size="10pt" officeooo:rsid="0013e673" style:font-size-asian="10pt"/>
    </style:style>
    <style:style style:name="T5" style:family="text">
      <style:text-properties style:font-name="Liberation Sans" fo:font-size="10pt" officeooo:rsid="00145ee9" style:font-size-asian="10pt"/>
    </style:style>
    <style:style style:name="T6" style:family="text">
      <style:text-properties style:font-name="Liberation Sans" fo:font-size="10pt" fo:font-style="normal" officeooo:rsid="0014d7a7" style:font-size-asian="10pt" style:font-style-asian="normal" style:font-style-complex="normal"/>
    </style:style>
    <style:style style:name="T7" style:family="text">
      <style:text-properties style:font-name="Liberation Sans" fo:font-size="10pt" fo:font-style="normal" officeooo:rsid="001512dd" style:font-size-asian="10pt" style:font-style-asian="normal" style:font-style-complex="normal"/>
    </style:style>
    <style:style style:name="T8" style:family="text">
      <style:text-properties style:font-name="Liberation Sans" fo:font-size="10pt" fo:font-style="normal" officeooo:rsid="0016548e" style:font-size-asian="10pt" style:font-style-asian="normal" style:font-style-complex="normal"/>
    </style:style>
    <style:style style:name="T9" style:family="text">
      <style:text-properties style:font-name="Liberation Sans" fo:font-size="10pt" fo:font-style="normal" officeooo:rsid="001b1528" style:font-size-asian="10pt" style:font-style-asian="normal" style:font-style-complex="normal"/>
    </style:style>
    <style:style style:name="T10" style:family="text">
      <style:text-properties style:font-name="Liberation Sans" fo:font-size="10pt" fo:font-style="normal" officeooo:rsid="00145ee9" style:font-size-asian="10pt" style:font-style-asian="normal" style:font-style-complex="normal"/>
    </style:style>
    <style:style style:name="T11" style:family="text">
      <style:text-properties style:font-name="Liberation Sans" fo:font-size="10pt" fo:font-style="normal" fo:font-weight="bold" officeooo:rsid="00176506" style:font-size-asian="10pt" style:font-style-asian="normal" style:font-weight-asian="bold" style:font-style-complex="normal" style:font-weight-complex="bold"/>
    </style:style>
    <style:style style:name="T12" style:family="text">
      <style:text-properties style:font-name="Liberation Sans" fo:font-size="10pt" fo:font-style="normal" fo:font-weight="bold" officeooo:rsid="0018a4ab" style:font-size-asian="10pt" style:font-style-asian="normal" style:font-weight-asian="bold" style:font-style-complex="normal" style:font-weight-complex="bold"/>
    </style:style>
    <style:style style:name="T13" style:family="text">
      <style:text-properties style:font-name="Liberation Sans" fo:font-size="10pt" fo:font-style="normal" fo:font-weight="bold" officeooo:rsid="001d8ede" style:font-size-asian="10pt" style:font-style-asian="normal" style:font-weight-asian="bold" style:font-style-complex="normal" style:font-weight-complex="bold"/>
    </style:style>
    <style:style style:name="T14" style:family="text">
      <style:text-properties style:font-name="Liberation Sans" fo:font-size="10pt" fo:font-style="normal" fo:font-weight="bold" officeooo:rsid="001e2667" style:font-size-asian="10pt" style:font-style-asian="normal" style:font-weight-asian="bold" style:font-style-complex="normal" style:font-weight-complex="bold"/>
    </style:style>
    <style:style style:name="T15" style:family="text">
      <style:text-properties style:font-name="Liberation Sans" fo:font-size="10pt" fo:font-style="normal" fo:font-weight="bold" officeooo:rsid="0021aa32" style:font-size-asian="10pt" style:font-style-asian="normal" style:font-weight-asian="bold" style:font-style-complex="normal" style:font-weight-complex="bold"/>
    </style:style>
    <style:style style:name="T16" style:family="text">
      <style:text-properties style:font-name="Liberation Sans" fo:font-size="10pt" fo:font-style="normal" fo:font-weight="bold" officeooo:rsid="001fd2df" style:font-size-asian="10pt" style:font-style-asian="normal" style:font-weight-asian="bold" style:font-style-complex="normal" style:font-weight-complex="bold"/>
    </style:style>
    <style:style style:name="T17" style:family="text">
      <style:text-properties style:font-name="Liberation Sans" fo:font-size="10pt" fo:font-style="normal" fo:font-weight="bold" officeooo:rsid="0014d7a7" style:font-size-asian="10pt" style:font-style-asian="normal" style:font-style-complex="normal"/>
    </style:style>
    <style:style style:name="T18" style:family="text">
      <style:text-properties style:font-name="Liberation Sans" fo:font-size="10pt" fo:font-style="normal" fo:font-weight="bold" officeooo:rsid="0026e65e" style:font-size-asian="10pt" style:font-style-asian="normal" style:font-style-complex="normal"/>
    </style:style>
    <style:style style:name="T19" style:family="text">
      <style:text-properties style:font-name="Liberation Sans" fo:font-size="10pt" fo:font-style="normal" fo:font-weight="bold" officeooo:rsid="00288b0e" style:font-size-asian="10pt" style:font-style-asian="normal" style:font-style-complex="normal"/>
    </style:style>
    <style:style style:name="T20" style:family="text">
      <style:text-properties style:font-name="Liberation Sans" fo:font-size="10pt" fo:font-style="normal" fo:font-weight="bold" officeooo:rsid="0029f1e7" style:font-size-asian="10pt" style:font-style-asian="normal" style:font-style-complex="normal"/>
    </style:style>
    <style:style style:name="T21" style:family="text">
      <style:text-properties style:font-name="Liberation Sans" fo:font-size="10pt" fo:font-style="normal" fo:font-weight="bold" officeooo:rsid="002a12e0" style:font-size-asian="10pt" style:font-style-asian="normal" style:font-style-complex="normal"/>
    </style:style>
    <style:style style:name="T22" style:family="text">
      <style:text-properties fo:font-size="10pt" style:font-size-asian="10pt"/>
    </style:style>
    <style:style style:name="T23" style:family="text">
      <style:text-properties fo:color="#cc7832" loext:opacity="100%" style:font-name="JetBrains Mono" fo:font-size="10pt" fo:font-style="normal" fo:font-weight="normal" style:font-size-asian="10pt" style:font-style-asian="normal" style:font-weight-asian="normal"/>
    </style:style>
    <style:style style:name="T24" style:family="text">
      <style:text-properties fo:color="#ffc66d" loext:opacity="100%" style:font-name="JetBrains Mono" fo:font-size="10pt" fo:font-style="normal" fo:font-weight="normal" style:font-size-asian="10pt" style:font-style-asian="normal" style:font-weight-asian="normal"/>
    </style:style>
    <style:style style:name="T25" style:family="text">
      <style:text-properties fo:color="#a9b7c6" loext:opacity="100%" style:font-name="JetBrains Mono" fo:font-size="10pt" fo:font-style="normal" fo:font-weight="normal" style:font-size-asian="10pt" style:font-style-asian="normal" style:font-weight-asian="normal"/>
    </style:style>
    <style:style style:name="T26" style:family="text">
      <style:text-properties fo:color="#8888c6" loext:opacity="100%" style:font-name="JetBrains Mono" fo:font-size="10pt" fo:font-style="normal" fo:font-weight="normal" style:font-size-asian="10pt" style:font-style-asian="normal" style:font-weight-asian="normal"/>
    </style:style>
    <style:style style:name="T27" style:family="text">
      <style:text-properties fo:color="#6897bb" loext:opacity="100%" style:font-name="JetBrains Mono" fo:font-size="10pt" fo:font-style="normal" fo:font-weight="normal" style:font-size-asian="10pt" style:font-style-asian="normal" style:font-weight-asian="normal"/>
    </style:style>
    <style:style style:name="T28" style:family="text">
      <style:text-properties officeooo:rsid="0025aae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22"><text:span text:style-name="T1">Questions pour David:</text:span></text:p>
      <text:list text:style-name="L1">
        <text:list-item>
          <text:p text:style-name="P2" loext:marker-style-name="T22"><text:span text:style-name="T1">Pour détecter les outliers si j’utilise une valeur d’</text:span><text:span text:style-name="T4">environ </text:span><text:span text:style-name="T1">1% (0.01) pour établir mes quantiles cela veut dire que je finirai avec 100 quantiles comprenant chacun 1% des valeurs et que j’élimine seulement les premier et dernier? </text:span><text:span text:style-name="T2">De ce que je constate c’est seulement &lt;10 valeurs les plus grandes que j’élimine avec cet algo, </text:span><text:span text:style-name="T3">pas du tout 1% (bien moins). Ici percentage_defining_outliers avait une valeur défaut de 0.25 pour obtenir des quartiles.</text:span></text:p>
        </text:list-item>
      </text:list>
      <text:list text:style-name="L2">
        <text:list-header>
          <text:p text:style-name="P3" loext:marker-style-name="T22"><text:span text:style-name="T1">Voici le code:</text:span></text:p>
        </text:list-header>
      </text:list>
      <text:p text:style-name="P4" loext:marker-style-name="T25"><text:span text:style-name="T23">def </text:span><text:span text:style-name="T24">extract_outliers_values</text:span><text:span text:style-name="T25">(filtered_dataframe: DataFrame</text:span><text:span text:style-name="T23">, </text:span><text:span text:style-name="T25">percentage_defining_outliers: </text:span><text:span text:style-name="T26">float</text:span><text:span text:style-name="T25">) -&gt; DataFrame:<text:line-break/> <text:s text:c="3"/>first_quantile = filtered_dataframe.quantile(percentage_defining_outliers)<text:line-break/> <text:s text:c="3"/>last_quantile = filtered_dataframe.quantile(</text:span><text:span text:style-name="T27">1 </text:span><text:span text:style-name="T25">- percentage_defining_outliers)<text:line-break/> <text:s text:c="3"/>interquantile_range = last_quantile - first_quantile<text:line-break/> <text:s text:c="3"/>mask = ((filtered_dataframe &lt; first_quantile - </text:span><text:span text:style-name="T27">1.5 </text:span><text:span text:style-name="T25">* interquantile_range) |<text:line-break/> <text:s text:c="11"/>(filtered_dataframe &gt; last_quantile + </text:span><text:span text:style-name="T27">1.5 </text:span><text:span text:style-name="T25">* interquantile_range))<text:line-break/><text:line-break/> <text:s text:c="3"/></text:span><text:span text:style-name="T23">return </text:span><text:span text:style-name="T25">filtered_dataframe[mask]</text:span></text:p>
      <text:p text:style-name="P5" loext:marker-style-name="T22"><text:span text:style-name="T1">Tu utilises la bonne méthode. J’ai pas d’outliers basé sur les 1,5 * interquartile range. Mets formule dans présentation au pire.</text:span></text:p>
      <text:list text:style-name="L3">
        <text:list-item>
          <text:p text:style-name="P9" loext:marker-style-name="T22"><text:span text:style-name="T5">Critère </text:span><text:span text:style-name="Emphasis"><text:span text:style-name="T5">Evaluation de l’analyse statistique uni-variée :→ CE3 Vous avez utilisé des métriques adaptées (moyenne ou médiane selon la dispersion). </text:span></text:span><text:span text:style-name="Emphasis"><text:span text:style-name="T10">Je n’ai rien fait là-dessus. Devrais-je ajouter la médiane sur mes boxplots uni-variés </text:span></text:span><text:span text:style-name="Emphasis"><text:span text:style-name="T6">et histogrames </text:span></text:span><text:span text:style-name="Emphasis"><text:span text:style-name="T10">pour remplir ce critère? </text:span></text:span><text:span text:style-name="Emphasis"><text:span text:style-name="T6">Dans quel cas devrais-je utiliser la médiane ou la moyenne? </text:span></text:span><text:span text:style-name="Emphasis"><text:span text:style-name="T17">Because the median only uses one or two values, it's unaffected by extreme outliers or non-symmetric distributions of scores, </text:span></text:span><text:span text:style-name="Emphasis"><text:span text:style-name="T18">c’est pourquoi j’ai choisi d’afficher la médiane et pas la moyenne. </text:span></text:span></text:p>
        </text:list-item>
        <text:list-item>
          <text:p text:style-name="P9" loext:marker-style-name="T22"><text:span text:style-name="Emphasis"><text:span text:style-name="T18">The median is the middle value of the distribution of the given data. The interquartile range (IQR) is the range of values that resides in the middle of the scores.</text:span></text:span></text:p>
        </text:list-item>
        <text:list-item>
          <text:p text:style-name="P10" loext:marker-style-name="T22"><text:span text:style-name="Emphasis"><text:span text:style-name="T19">Check les pourcentages des axes d’inerties, la corrélation que tu trouves est sur F2 a env 20%, pas top. </text:span></text:span><text:span text:style-name="Emphasis"><text:span text:style-name="T20">La meilleure est F1 40% avec carbs + sucre. </text:span></text:span><text:span text:style-name="Emphasis"><text:span text:style-name="T21">F4 est 10%, bof</text:span></text:span></text:p>
          <text:p text:style-name="P6" loext:marker-style-name="T22"><text:span text:style-name="Emphasis"><text:span text:style-name="T11">Dans Pandas il y a une méthode df.describe pour afficher la médiane. Tu peux afficher la barre sur le plot ou juste une capture d’écran dans un slide. </text:span></text:span><text:span text:style-name="Emphasis"><text:span text:style-name="T12">Si j’ai une distribution gaussienne utilise une moyenne, sinon médiane. Moi médiane :) <text:line-break/></text:span></text:span><text:span text:style-name="Emphasis"><text:span text:style-name="T13">Si tu veux assigner une valeur médiane ou moyenne quand tu remplis des données manquante tu dois checker tes données. Genre le revenu avec Bill Gates dans l’échantillon prends la médianne, la moyenne sera trop haute.</text:span></text:span></text:p>
        </text:list-item>
        <text:list-item>
          <text:p text:style-name="P8" loext:marker-style-name="T22"><text:span text:style-name="Emphasis"><text:span text:style-name="T8">Je me souviens qu’on a parlé des résultats de l’Anova la dernière fois mais je n’ai plus en tête les détails. Dans ma présentation j’ai par </text:span></text:span><text:span text:style-name="Emphasis"><text:span text:style-name="T9">exemple </text:span></text:span><text:span text:style-name="Emphasis"><text:span text:style-name="T8">un p qui est toujours inférieur à 0.000000. Comment est-ce que cela impacte la corrélation entre ces composants (gras, prot, …) et le nutriscore? Je me base plutôt sur F pour ces corrélations.<text:line-break/><text:line-break/></text:span></text:span><text:span text:style-name="Emphasis"><text:span text:style-name="T14">Je montre pas une corrélation, je montre que quand j’ai un nutriscore X la moyenne du gras sera différente d’un autre score, </text:span></text:span><text:span text:style-name="Emphasis"><text:span text:style-name="T15">c’est F</text:span></text:span><text:span text:style-name="Emphasis"><text:span text:style-name="T14">. </text:span></text:span><text:span text:style-name="Emphasis"><text:span text:style-name="T16">P serait plus haut si le taux de gras entre 2 nutriscore serait presque le même.</text:span></text:span></text:p>
        </text:list-item>
        <text:list-item>
          <text:p text:style-name="P7" loext:marker-style-name="T22"><text:soft-page-break/><text:span text:style-name="Emphasis"><text:span text:style-name="T7">Penses-tu que la synthèse de ma présentation est cohérente et convient à ce projet?</text:span></text:span></text:p>
        </text:list-item>
      </text:list>
      <text:p text:style-name="P11" loext:marker-style-name="T22">- <text:span text:style-name="T28">Add slide number in the footer</text:span></text:p>
      <text:p text:style-name="P11" loext:marker-style-name="T22">- <text:span text:style-name="T28">Reduce number of slides</text:span></text:p>
      <text:p text:style-name="P11" loext:marker-style-name="T22">- <text:span text:style-name="T28">Explain PCA well or prepare it for the discuss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Drawing_20_Style" style:display-name="Default Drawing Style" style:family="paragraph">
      <style:paragraph-properties fo:margin-top="0mm" fo:margin-bottom="0mm" style:contextual-spacing="false" style:line-height-at-least="3.53m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mm" fo:margin-bottom="0mm" style:contextual-spacing="false" style:line-height-at-least="3.53m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mm" fo:margin-bottom="0mm" style:contextual-spacing="false" style:line-height-at-least="3.53m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Arimo" style:font-family-asian="Arimo"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Grey_20_Elegant_7e_LT_7e_Gliederung_20_1" style:display-name="Grey Elegant~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Grey_20_Elegant_7e_LT_7e_Gliederung_20_2" style:display-name="Grey Elegant~LT~Gliederung 2" style:family="paragraph" style:parent-style-name="Grey_20_Elegant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Grey_20_Elegant_7e_LT_7e_Gliederung_20_3" style:display-name="Grey Elegant~LT~Gliederung 3" style:family="paragraph" style:parent-style-name="Grey_20_Elegant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Grey_20_Elegant_7e_LT_7e_Gliederung_20_4" style:display-name="Grey Elegant~LT~Gliederung 4" style:family="paragraph" style:parent-style-name="Grey_20_Elegant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ey_20_Elegant_7e_LT_7e_Gliederung_20_5" style:display-name="Grey Elegant~LT~Gliederung 5" style:family="paragraph" style:parent-style-name="Grey_20_Elegant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ey_20_Elegant_7e_LT_7e_Gliederung_20_6" style:display-name="Grey Elegant~LT~Gliederung 6" style:family="paragraph" style:parent-style-name="Grey_20_Elegant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ey_20_Elegant_7e_LT_7e_Gliederung_20_7" style:display-name="Grey Elegant~LT~Gliederung 7" style:family="paragraph" style:parent-style-name="Grey_20_Elegant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ey_20_Elegant_7e_LT_7e_Gliederung_20_8" style:display-name="Grey Elegant~LT~Gliederung 8" style:family="paragraph" style:parent-style-name="Grey_20_Elegant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ey_20_Elegant_7e_LT_7e_Gliederung_20_9" style:display-name="Grey Elegant~LT~Gliederung 9" style:family="paragraph" style:parent-style-name="Grey_20_Elegant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ey_20_Elegant_7e_LT_7e_Titel" style:display-name="Grey Elegan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Grey_20_Elegant_7e_LT_7e_Untertitel" style:display-name="Grey Elegan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Grey_20_Elegant_7e_LT_7e_Notizen" style:display-name="Grey Elegant~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Grey_20_Elegant_7e_LT_7e_Hintergrundobjekte" style:display-name="Grey Elegant~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Grey_20_Elegant_7e_LT_7e_Hintergrund" style:display-name="Grey Elegant~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1" style:display-name="Table of Content~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able_20_of_20_Content_7e_LT_7e_Gliederung_20_2" style:display-name="Table of Content~LT~Gliederung 2" style:family="paragraph" style:parent-style-name="Table_20_of_20_Content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able_20_of_20_Content_7e_LT_7e_Gliederung_20_3" style:display-name="Table of Content~LT~Gliederung 3" style:family="paragraph" style:parent-style-name="Table_20_of_20_Content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able_20_of_20_Content_7e_LT_7e_Gliederung_20_4" style:display-name="Table of Content~LT~Gliederung 4" style:family="paragraph" style:parent-style-name="Table_20_of_20_Content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5" style:display-name="Table of Content~LT~Gliederung 5" style:family="paragraph" style:parent-style-name="Table_20_of_20_Content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6" style:display-name="Table of Content~LT~Gliederung 6" style:family="paragraph" style:parent-style-name="Table_20_of_20_Content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7" style:display-name="Table of Content~LT~Gliederung 7" style:family="paragraph" style:parent-style-name="Table_20_of_20_Content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8" style:display-name="Table of Content~LT~Gliederung 8" style:family="paragraph" style:parent-style-name="Table_20_of_20_Content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9" style:display-name="Table of Content~LT~Gliederung 9" style:family="paragraph" style:parent-style-name="Table_20_of_20_Content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Titel" style:display-name="Table of Conten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able_20_of_20_Content_7e_LT_7e_Untertitel" style:display-name="Table of Conten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able_20_of_20_Content_7e_LT_7e_Notizen" style:display-name="Table of Content~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able_20_of_20_Content_7e_LT_7e_Hintergrundobjekte" style:display-name="Table of Content~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Table_20_of_20_Content_7e_LT_7e_Hintergrund" style:display-name="Table of Content~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1_7e_LT_7e_Gliederung_20_1" style:display-name="Content 1~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t_20_1_7e_LT_7e_Gliederung_20_2" style:display-name="Content 1~LT~Gliederung 2" style:family="paragraph" style:parent-style-name="Content_20_1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ontent_20_1_7e_LT_7e_Gliederung_20_3" style:display-name="Content 1~LT~Gliederung 3" style:family="paragraph" style:parent-style-name="Content_20_1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ontent_20_1_7e_LT_7e_Gliederung_20_4" style:display-name="Content 1~LT~Gliederung 4" style:family="paragraph" style:parent-style-name="Content_20_1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5" style:display-name="Content 1~LT~Gliederung 5" style:family="paragraph" style:parent-style-name="Content_20_1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6" style:display-name="Content 1~LT~Gliederung 6" style:family="paragraph" style:parent-style-name="Content_20_1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7" style:display-name="Content 1~LT~Gliederung 7" style:family="paragraph" style:parent-style-name="Content_20_1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8" style:display-name="Content 1~LT~Gliederung 8" style:family="paragraph" style:parent-style-name="Content_20_1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9" style:display-name="Content 1~LT~Gliederung 9" style:family="paragraph" style:parent-style-name="Content_20_1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Titel" style:display-name="Conten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Content_20_1_7e_LT_7e_Untertitel" style:display-name="Conten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t_20_1_7e_LT_7e_Notizen" style:display-name="Content 1~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ontent_20_1_7e_LT_7e_Hintergrundobjekte" style:display-name="Content 1~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1_7e_LT_7e_Hintergrund" style:display-name="Content 1~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1_7e_LT_7e_Gliederung_20_1" style:display-name="Bullet 1~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1_7e_LT_7e_Gliederung_20_2" style:display-name="Bullet 1~LT~Gliederung 2" style:family="paragraph" style:parent-style-name="Bullet_20_1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1_7e_LT_7e_Gliederung_20_3" style:display-name="Bullet 1~LT~Gliederung 3" style:family="paragraph" style:parent-style-name="Bullet_20_1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1_7e_LT_7e_Gliederung_20_4" style:display-name="Bullet 1~LT~Gliederung 4" style:family="paragraph" style:parent-style-name="Bullet_20_1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5" style:display-name="Bullet 1~LT~Gliederung 5" style:family="paragraph" style:parent-style-name="Bullet_20_1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6" style:display-name="Bullet 1~LT~Gliederung 6" style:family="paragraph" style:parent-style-name="Bullet_20_1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7" style:display-name="Bullet 1~LT~Gliederung 7" style:family="paragraph" style:parent-style-name="Bullet_20_1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8" style:display-name="Bullet 1~LT~Gliederung 8" style:family="paragraph" style:parent-style-name="Bullet_20_1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9" style:display-name="Bullet 1~LT~Gliederung 9" style:family="paragraph" style:parent-style-name="Bullet_20_1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Titel" style:display-name="Bulle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ullet_20_1_7e_LT_7e_Untertitel" style:display-name="Bulle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1_7e_LT_7e_Notizen" style:display-name="Bullet 1~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ullet_20_1_7e_LT_7e_Hintergrundobjekte" style:display-name="Bullet 1~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1_7e_LT_7e_Hintergrund" style:display-name="Bullet 1~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2_7e_LT_7e_Gliederung_20_1" style:display-name="Content 2~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t_20_2_7e_LT_7e_Gliederung_20_2" style:display-name="Content 2~LT~Gliederung 2" style:family="paragraph" style:parent-style-name="Content_20_2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ontent_20_2_7e_LT_7e_Gliederung_20_3" style:display-name="Content 2~LT~Gliederung 3" style:family="paragraph" style:parent-style-name="Content_20_2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ontent_20_2_7e_LT_7e_Gliederung_20_4" style:display-name="Content 2~LT~Gliederung 4" style:family="paragraph" style:parent-style-name="Content_20_2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5" style:display-name="Content 2~LT~Gliederung 5" style:family="paragraph" style:parent-style-name="Content_20_2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6" style:display-name="Content 2~LT~Gliederung 6" style:family="paragraph" style:parent-style-name="Content_20_2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7" style:display-name="Content 2~LT~Gliederung 7" style:family="paragraph" style:parent-style-name="Content_20_2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8" style:display-name="Content 2~LT~Gliederung 8" style:family="paragraph" style:parent-style-name="Content_20_2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9" style:display-name="Content 2~LT~Gliederung 9" style:family="paragraph" style:parent-style-name="Content_20_2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Titel" style:display-name="Conten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Content_20_2_7e_LT_7e_Untertitel" style:display-name="Conten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t_20_2_7e_LT_7e_Notizen" style:display-name="Content 2~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ontent_20_2_7e_LT_7e_Hintergrundobjekte" style:display-name="Content 2~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2_7e_LT_7e_Hintergrund" style:display-name="Content 2~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2_7e_LT_7e_Gliederung_20_1" style:display-name="Bullet 2~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2_7e_LT_7e_Gliederung_20_2" style:display-name="Bullet 2~LT~Gliederung 2" style:family="paragraph" style:parent-style-name="Bullet_20_2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2_7e_LT_7e_Gliederung_20_3" style:display-name="Bullet 2~LT~Gliederung 3" style:family="paragraph" style:parent-style-name="Bullet_20_2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2_7e_LT_7e_Gliederung_20_4" style:display-name="Bullet 2~LT~Gliederung 4" style:family="paragraph" style:parent-style-name="Bullet_20_2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5" style:display-name="Bullet 2~LT~Gliederung 5" style:family="paragraph" style:parent-style-name="Bullet_20_2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6" style:display-name="Bullet 2~LT~Gliederung 6" style:family="paragraph" style:parent-style-name="Bullet_20_2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7" style:display-name="Bullet 2~LT~Gliederung 7" style:family="paragraph" style:parent-style-name="Bullet_20_2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8" style:display-name="Bullet 2~LT~Gliederung 8" style:family="paragraph" style:parent-style-name="Bullet_20_2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9" style:display-name="Bullet 2~LT~Gliederung 9" style:family="paragraph" style:parent-style-name="Bullet_20_2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Titel" style:display-name="Bulle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ullet_20_2_7e_LT_7e_Untertitel" style:display-name="Bulle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2_7e_LT_7e_Notizen" style:display-name="Bullet 2~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ullet_20_2_7e_LT_7e_Hintergrundobjekte" style:display-name="Bullet 2~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2_7e_LT_7e_Hintergrund" style:display-name="Bullet 2~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Jigsaw_7e_LT_7e_Gliederung_20_1" style:display-name="Jigsaw~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Jigsaw_7e_LT_7e_Gliederung_20_2" style:display-name="Jigsaw~LT~Gliederung 2" style:family="paragraph" style:parent-style-name="Jigsaw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Jigsaw_7e_LT_7e_Gliederung_20_3" style:display-name="Jigsaw~LT~Gliederung 3" style:family="paragraph" style:parent-style-name="Jigsaw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Jigsaw_7e_LT_7e_Gliederung_20_4" style:display-name="Jigsaw~LT~Gliederung 4" style:family="paragraph" style:parent-style-name="Jigsaw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5" style:display-name="Jigsaw~LT~Gliederung 5" style:family="paragraph" style:parent-style-name="Jigsaw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6" style:display-name="Jigsaw~LT~Gliederung 6" style:family="paragraph" style:parent-style-name="Jigsaw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7" style:display-name="Jigsaw~LT~Gliederung 7" style:family="paragraph" style:parent-style-name="Jigsaw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8" style:display-name="Jigsaw~LT~Gliederung 8" style:family="paragraph" style:parent-style-name="Jigsaw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9" style:display-name="Jigsaw~LT~Gliederung 9" style:family="paragraph" style:parent-style-name="Jigsaw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Titel" style:display-name="Jigsaw~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Jigsaw_7e_LT_7e_Untertitel" style:display-name="Jigsaw~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Jigsaw_7e_LT_7e_Notizen" style:display-name="Jigsaw~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Jigsaw_7e_LT_7e_Hintergrundobjekte" style:display-name="Jigsaw~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Jigsaw_7e_LT_7e_Hintergrund" style:display-name="Jigsaw~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3_7e_LT_7e_Gliederung_20_1" style:display-name="Bullet 3~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3_7e_LT_7e_Gliederung_20_2" style:display-name="Bullet 3~LT~Gliederung 2" style:family="paragraph" style:parent-style-name="Bullet_20_3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3_7e_LT_7e_Gliederung_20_3" style:display-name="Bullet 3~LT~Gliederung 3" style:family="paragraph" style:parent-style-name="Bullet_20_3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3_7e_LT_7e_Gliederung_20_4" style:display-name="Bullet 3~LT~Gliederung 4" style:family="paragraph" style:parent-style-name="Bullet_20_3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5" style:display-name="Bullet 3~LT~Gliederung 5" style:family="paragraph" style:parent-style-name="Bullet_20_3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6" style:display-name="Bullet 3~LT~Gliederung 6" style:family="paragraph" style:parent-style-name="Bullet_20_3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7" style:display-name="Bullet 3~LT~Gliederung 7" style:family="paragraph" style:parent-style-name="Bullet_20_3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8" style:display-name="Bullet 3~LT~Gliederung 8" style:family="paragraph" style:parent-style-name="Bullet_20_3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9" style:display-name="Bullet 3~LT~Gliederung 9" style:family="paragraph" style:parent-style-name="Bullet_20_3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Titel" style:display-name="Bullet 3~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ullet_20_3_7e_LT_7e_Untertitel" style:display-name="Bullet 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ullet_20_3_7e_LT_7e_Notizen" style:display-name="Bullet 3~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ullet_20_3_7e_LT_7e_Hintergrundobjekte" style:display-name="Bullet 3~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3_7e_LT_7e_Hintergrund" style:display-name="Bullet 3~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Image_7e_LT_7e_Gliederung_20_1" style:display-name="Image~LT~Gliederung 1" style:family="paragraph">
      <style:paragraph-properties fo:margin-top="4.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mage_7e_LT_7e_Gliederung_20_2" style:display-name="Image~LT~Gliederung 2" style:family="paragraph" style:parent-style-name="Image_7e_LT_7e_Gliederung_20_1">
      <style:paragraph-properties fo:margin-top="4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age_7e_LT_7e_Gliederung_20_3" style:display-name="Image~LT~Gliederung 3" style:family="paragraph" style:parent-style-name="Image_7e_LT_7e_Gliederung_20_2">
      <style:paragraph-properties fo:margin-top="3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age_7e_LT_7e_Gliederung_20_4" style:display-name="Image~LT~Gliederung 4" style:family="paragraph" style:parent-style-name="Image_7e_LT_7e_Gliederung_20_3">
      <style:paragraph-properties fo:margin-top="1.99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5" style:display-name="Image~LT~Gliederung 5" style:family="paragraph" style:parent-style-name="Image_7e_LT_7e_Gliederung_20_4">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6" style:display-name="Image~LT~Gliederung 6" style:family="paragraph" style:parent-style-name="Image_7e_LT_7e_Gliederung_20_5">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7" style:display-name="Image~LT~Gliederung 7" style:family="paragraph" style:parent-style-name="Image_7e_LT_7e_Gliederung_20_6">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8" style:display-name="Image~LT~Gliederung 8" style:family="paragraph" style:parent-style-name="Image_7e_LT_7e_Gliederung_20_7">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9" style:display-name="Image~LT~Gliederung 9" style:family="paragraph" style:parent-style-name="Image_7e_LT_7e_Gliederung_20_8">
      <style:paragraph-properties fo:margin-top="1.01mm" fo:margin-bottom="0mm"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Titel" style:display-name="Imag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Image_7e_LT_7e_Untertitel" style:display-name="Imag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mage_7e_LT_7e_Notizen" style:display-name="Image~LT~Notizen" style:family="paragraph">
      <style:paragraph-properties fo:margin-left="6mm" fo:text-indent="-6m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mage_7e_LT_7e_Hintergrundobjekte" style:display-name="Image~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Image_7e_LT_7e_Hintergrund" style:display-name="Image~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currency-style style:name="N115P0" style:volatile="true">
      <number:number number:decimal-places="0" number:min-decimal-places="0" number:min-integer-digits="1" number:grouping="true"/>
      <number:text> </number:text>
      <number:currency-symbol number:language="de" number:country="DE">DM</number:currency-symbol>
    </number:currency-style>
    <number:currency-style style:name="N115">
      <number:text>-</number:text>
      <number:number number:decimal-places="0" number:min-decimal-places="0" number:min-integer-digits="1" number:grouping="true"/>
      <number:text> </number:text>
      <number:currency-symbol number:language="de" number:country="DE">DM</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de" number:country="DE">DM</number:currency-symbol>
    </number:currency-style>
    <number:currency-style style:name="N117">
      <number:text>-</number:text>
      <number:number number:decimal-places="2" number:min-decimal-places="2" number:min-integer-digits="1" number:grouping="true"/>
      <number:text> </number:text>
      <number:currency-symbol number:language="de" number:country="DE">DM</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de" number:country="DE">DM</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de" number:country="DE">DM</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21P0"/>
    </number:currency-style>
    <number:number-style style:name="N10114" number:language="fr" number:country="CH" loext:transliteration-spellout="EUR" number:transliteration-language="fr" number:transliteration-country="CH">
      <number:number number:decimal-places="0" number:min-decimal-places="0" number:min-integer-digits="1"/>
    </number:number-style>
    <number:number-style style:name="N10115" number:language="fr" number:country="CH" loext:transliteration-spellout="EUR" number:transliteration-language="fr" number:transliteration-country="CH">
      <number:number number:decimal-places="2" number:min-decimal-places="2" number:min-integer-digits="1"/>
    </number:number-style>
    <number:number-style style:name="N10116" number:language="fr" number:country="CH" loext:transliteration-spellout="upper EUR" number:transliteration-language="fr" number:transliteration-country="CH">
      <number:number number:decimal-places="0" number:min-decimal-places="0" number:min-integer-digits="1"/>
    </number:number-style>
    <number:number-style style:name="N10117" number:language="fr" number:country="CH" loext:transliteration-spellout="upper EUR" number:transliteration-language="fr" number:transliteration-country="CH">
      <number:number number:decimal-places="2" number:min-decimal-places="2"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2:44:01.428411978</meta:creation-date>
    <dc:date>2024-05-24T08:27:26.987474110</dc:date>
    <meta:editing-duration>PT6H35M30S</meta:editing-duration>
    <meta:editing-cycles>36</meta:editing-cycles>
    <meta:generator>LibreOffice/7.6.6.3$Linux_X86_64 LibreOffice_project/60$Build-3</meta:generator>
    <meta:document-statistic meta:table-count="0" meta:image-count="0" meta:object-count="0" meta:page-count="2" meta:paragraph-count="14" meta:word-count="500" meta:character-count="3198" meta:non-whitespace-character-count="2684"/>
  </office:meta>
</office:document-meta>
</file>